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5_5f_量词" style:display-name="Table5_量词" style:family="table">
      <style:table-properties style:width="17cm" table:align="margins"/>
    </style:style>
    <style:style style:name="Table5_5f_量词.A" style:display-name="Table5_量词.A" style:family="table-column">
      <style:table-column-properties style:column-width="5.667cm" style:rel-column-width="21845*"/>
    </style:style>
    <style:style style:name="Table5_5f_量词.A1" style:display-name="Table5_量词.A1" style:family="table-cell">
      <style:table-cell-properties fo:padding="0.097cm" fo:border="none"/>
    </style:style>
    <style:style style:name="Table4" style:family="table">
      <style:table-properties style:width="17cm" fo:margin-left="-0.026cm" table:align="left"/>
    </style:style>
    <style:style style:name="Table4.A" style:family="table-column">
      <style:table-column-properties style:column-width="8.528cm"/>
    </style:style>
    <style:style style:name="Table4.B" style:family="table-column">
      <style:table-column-properties style:column-width="8.472cm"/>
    </style:style>
    <style:style style:name="Table4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第一章 基础：逻辑，集合和函数</text:h>
      <text:h text:style-name="Heading_20_2" text:outline-level="2">1.1 逻辑</text:h>
      <text:h text:style-name="Heading_20_3" text:outline-level="3">1.1.2 命题</text:h>
      <text:p text:style-name="P2">一个命题是一个或真或假的陈述句，但不能够既真又假。</text:p>
      <text:p text:style-name="Text_20_body">命题一般使用p,q,r,s...等变量来表示。</text:p>
      <text:p text:style-name="Text_20_body">如果一个命题是真的，用T表示；否则用F表示。</text:p>
      <text:p text:style-name="Text_20_body">命题要点：</text:p>
      <text:list xml:id="list1794457090670318761" text:style-name="L1">
        <text:list-item>
          <text:p text:style-name="P3">必须是陈述句。疑问句，祈使句等都不是命题。</text:p>
        </text:list-item>
        <text:list-item>
          <text:p text:style-name="P3">必须是真或是假。不能够既真又假。</text:p>
        </text:list-item>
      </text:list>
      <text:p text:style-name="Text_20_body"/>
      <text:p text:style-name="Text_20_body">组合命题：由已有的命题通过逻辑运算符组合而来。</text:p>
      <text:h text:style-name="Heading_20_4" text:outline-level="4">定义1 命题的否定</text:h>
      <text:p text:style-name="Text_20_body">令p为一命题，则语句 <text:span text:style-name="T1">“不是p所说的情形”</text:span>是另一命题。称该语句为<text:span text:style-name="T2">p的的否定</text:span>。</text:p>
      <text:p text:style-name="Text_20_body">使用<draw:frame draw:style-name="fr1" draw:name="Object1" text:anchor-type="as-char" svg:y="-0.393cm" svg:width="0.758cm" svg:height="0.492cm" draw:z-index="0"><draw:object xlink:href="./Object 1" xlink:type="simple" xlink:show="embed" xlink:actuate="onLoad"/><draw:image xlink:href="./ObjectReplacements/Object 1" xlink:type="simple" xlink:show="embed" xlink:actuate="onLoad"/></draw:frame>表示，<draw:frame draw:style-name="fr1" draw:name="Object2" text:anchor-type="as-char" svg:y="-0.393cm" svg:width="0.758cm" svg:height="0.4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读作“非p”</text:p>
      <text:h text:style-name="Heading_20_4" text:outline-level="4">定义2 AND </text:h>
      <text:p text:style-name="Text_20_body">令p和q为命题，则<draw:frame draw:style-name="fr1" draw:name="Object3" text:anchor-type="as-char" svg:y="-0.393cm" svg:width="1.111cm" svg:height="0.492cm" draw:z-index="2"><draw:object xlink:href="./Object 3" xlink:type="simple" xlink:show="embed" xlink:actuate="onLoad"/><draw:image xlink:href="./ObjectReplacements/Object 3" xlink:type="simple" xlink:show="embed" xlink:actuate="onLoad"/></draw:frame>表示语句”p而且q”。它是这样一个命题：</text:p>
      <text:p text:style-name="Text_20_body">当p和q都为真时，<draw:frame draw:style-name="fr1" draw:name="Object4" text:anchor-type="as-char" svg:y="-0.393cm" svg:width="1.111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为真。其他情况， <draw:frame draw:style-name="fr1" draw:name="Object5" text:anchor-type="as-char" svg:y="-0.393cm" svg:width="1.111cm" svg:height="0.49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为假。</text:p>
      <text:h text:style-name="Heading_20_4" text:outline-level="4">定义3 OR </text:h>
      <text:p text:style-name="Text_20_body">令p和q为命题，则<draw:frame draw:style-name="fr1" draw:name="Object9" text:anchor-type="as-char" svg:y="-0.393cm" svg:width="1.113cm" svg:height="0.492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表示语句”p或者q”。它是这样一个命题：</text:p>
      <text:p text:style-name="Text_20_body">当p和q都为假时，<draw:frame draw:style-name="fr1" draw:name="Object10" text:anchor-type="as-char" svg:y="-0.393cm" svg:width="1.113cm" svg:height="0.492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为假。其他情况， <draw:frame draw:style-name="fr1" draw:name="Object11" text:anchor-type="as-char" svg:y="-0.393cm" svg:width="1.113cm" svg:height="0.492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为真。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ext_20_body">p<text:tab/>q<text:tab/><draw:frame draw:style-name="fr1" draw:name="Object22" text:anchor-type="as-char" svg:y="-0.393cm" svg:width="1.111cm" svg:height="0.492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20" text:anchor-type="as-char" svg:y="-0.393cm" svg:width="1.113cm" svg:height="0.492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</table:table-row>
      </table:table>
      <text:h text:style-name="Heading_20_4" text:outline-level="4">定义4 异或 </text:h>
      <text:p text:style-name="Text_20_body">令p和q为命题，则<draw:frame draw:style-name="fr1" draw:name="Object14" text:anchor-type="as-char" svg:y="-0.393cm" svg:width="1.113cm" svg:height="0.49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表示p和q的异或。它是这样一个命题：</text:p>
      <text:p text:style-name="Text_20_body">当p和q的值不同时，<draw:frame draw:style-name="fr1" draw:name="Object15" text:anchor-type="as-char" svg:y="-0.393cm" svg:width="1.113cm" svg:height="0.492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为真。其他情况，<draw:frame draw:style-name="fr1" draw:name="Object16" text:anchor-type="as-char" svg:y="-0.393cm" svg:width="1.113cm" svg:height="0.492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为假。</text:p>
      <text:h text:style-name="Heading_20_4" text:outline-level="4"><text:soft-page-break/>定义5 蕴涵 </text:h>
      <text:p text:style-name="Text_20_body">令p和q为命题，则<draw:frame draw:style-name="fr1" draw:name="Object6" text:anchor-type="as-char" svg:y="-0.393cm" svg:width="1.134cm" svg:height="0.492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表示p和q的蕴涵。它是这样一个命题：</text:p>
      <text:p text:style-name="Text_20_body">当p为真，q为假时，<draw:frame draw:style-name="fr1" draw:name="Object7" text:anchor-type="as-char" svg:y="-0.393cm" svg:width="1.134cm" svg:height="0.492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为假。其他情况， <draw:frame draw:style-name="fr1" draw:name="Object8" text:anchor-type="as-char" svg:y="-0.393cm" svg:width="1.134cm" svg:height="0.492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为真。</text:p>
      <text:p text:style-name="Text_20_body">称p为假设，前提，充分条件；称q为结论，后果，必要条件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p<text:tab/>q<text:tab/><draw:frame draw:style-name="fr1" draw:name="Object18" text:anchor-type="as-char" svg:y="-0.393cm" svg:width="1.113cm" svg:height="0.492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13" text:anchor-type="as-char" svg:y="-0.393cm" svg:width="1.134cm" svg:height="0.492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F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T</text:p>
            <text:p text:style-name="Text_20_body">F<text:tab/>F<text:tab/><text:tab/>T</text:p>
          </table:table-cell>
        </table:table-row>
      </table:table>
      <text:p text:style-name="Text_20_body"/>
      <text:p text:style-name="Text_20_body">逆蕴涵<draw:frame draw:style-name="fr1" draw:name="Object17" text:anchor-type="as-char" svg:y="-0.393cm" svg:width="1.134cm" svg:height="0.492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Text_20_body">逆否命题<draw:frame draw:style-name="fr1" draw:name="Object19" text:anchor-type="as-char" svg:y="-0.393cm" svg:width="1.681cm" svg:height="0.492cm" draw:z-index="24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><draw:frame draw:style-name="fr1" draw:name="Object12" text:anchor-type="as-char" svg:y="-0.393cm" svg:width="1.134cm" svg:height="0.492cm" draw:z-index="26"><draw:object xlink:href="./Object 17" xlink:type="simple" xlink:show="embed" xlink:actuate="onLoad"/><draw:image xlink:href="./ObjectReplacements/Object 17" xlink:type="simple" xlink:show="embed" xlink:actuate="onLoad"/><svg:desc>formula</svg:desc></draw:frame>表述为自然语言就是：</text:p>
      <text:p text:style-name="Text_20_body">如果p, 那么q; <text:tab/><text:tab/>只要p, 就q</text:p>
      <text:p text:style-name="Text_20_body">只有q，才p; <text:tab/><text:tab/>仅当q, <text:s/>p</text:p>
      <text:p text:style-name="Text_20_body"/>
      <text:p text:style-name="Text_20_body">举例：</text:p>
      <text:p text:style-name="Text_20_body">如果下雨，那么地会湿</text:p>
      <text:p text:style-name="Text_20_body">只要下雨，地就会湿</text:p>
      <text:p text:style-name="Text_20_body">只有地湿了，才有可能下雨； 如果地没湿，则不可能下雨</text:p>
      <text:p text:style-name="Text_20_body"/>
      <text:p text:style-name="Text_20_body">两个没有实际意义的蕴涵：</text:p>
      <text:list xml:id="list943177648157500278" text:style-name="L2">
        <text:list-item>
          <text:p text:style-name="P4">如果今天是星期五，那么2+3=5</text:p>
          <text:p text:style-name="P4">由于q总是真的，所以蕴涵总是为真。</text:p>
          <text:p text:style-name="P4">但是p和q之间没有任何关联，蕴涵没有实际意义。</text:p>
        </text:list-item>
        <text:list-item>
          <text:p text:style-name="P4">如果今天是星期五，那么2+3=6</text:p>
        </text:list-item>
      </text:list>
      <text:p text:style-name="Text_20_body"><text:tab/><text:tab/>当今天是星期五时，蕴涵为假。否者蕴涵为真。</text:p>
      <text:p text:style-name="Text_20_body"><text:tab/><text:tab/>但是p和q之间没有任何关联，蕴涵没有实际意义。</text:p>
      <text:h text:style-name="Heading_20_4" text:outline-level="4">定义6 双蕴涵 </text:h>
      <text:p text:style-name="Text_20_body">令p和q为命题，则<draw:frame draw:style-name="fr1" draw:name="Object25" text:anchor-type="as-char" svg:y="-0.393cm" svg:width="1.503cm" svg:height="0.492cm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是这样一个命题：</text:p>
      <text:p text:style-name="Text_20_body">当p，q的真值相等时，<draw:frame draw:style-name="fr1" draw:name="Object23" text:anchor-type="as-char" svg:y="-0.393cm" svg:width="1.503cm" svg:height="0.492cm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为真。否则，<draw:frame draw:style-name="fr1" draw:name="Object24" text:anchor-type="as-char" svg:y="-0.393cm" svg:width="1.503cm" svg:height="0.492cm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为假。</text:p>
      <text:p text:style-name="Text_20_body"/>
      <text:p text:style-name="Text_20_body">通过真值表可以发现， 双蕴涵和异或是互逆关系。</text:p>
      <text:p text:style-name="Text_20_body"><text:soft-page-break/><draw:frame draw:style-name="fr1" draw:name="Object27" text:anchor-type="as-char" svg:y="-0.393cm" svg:width="3.348cm" svg:height="0.517cm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ext_20_body">p<text:tab/>q<text:tab/><draw:frame draw:style-name="fr1" draw:name="Object26" text:anchor-type="as-char" svg:y="-0.393cm" svg:width="1.113cm" svg:height="0.492cm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T</text:p>
          </table:table-cell>
          <table:table-cell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1.1.3 自然语言和逻辑语言之间的翻译</text:h>
      <text:h text:style-name="Heading_20_4" text:outline-level="4">句型：如果p那么q</text:h>
      <text:p text:style-name="Text_20_body"><draw:frame draw:style-name="fr1" draw:name="Object30" text:anchor-type="as-char" svg:y="-0.393cm" svg:width="1.134cm" svg:height="0.492cm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h text:style-name="Heading_20_4" text:outline-level="4">句型：只有q才p</text:h>
      <text:p text:style-name="Text_20_body"><draw:frame draw:style-name="fr1" draw:name="Object31" text:anchor-type="as-char" svg:y="-0.393cm" svg:width="1.134cm" svg:height="0.492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Text_20_body">例子：只有你主修计算机专业或不是新生，才可以从校内访问Internet。</text:p>
      <text:p text:style-name="Text_20_body">解：c 表示主修计算机专业，f表示是新生， a可以从校内访问Internet。</text:p>
      <text:p text:style-name="Text_20_body"><text:s/><draw:frame draw:style-name="fr1" draw:name="Object28" text:anchor-type="as-char" svg:y="-0.393cm" svg:width="2.327cm" svg:height="0.517cm" draw:z-index="3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1.2 命题等价</text:h>
      <text:h text:style-name="Heading_20_4" text:outline-level="4">定义 1 永真式和矛盾式</text:h>
      <text:p text:style-name="Text_20_body">对于一个复合命题，如果无论其中子命题的值是什么，该复合命题的值都是真的。</text:p>
      <text:p text:style-name="Text_20_body">则称该命题是<text:span text:style-name="T2">永真式</text:span>。</text:p>
      <text:p text:style-name="Text_20_body">对于一个复合命题，如果无论其中子命题的值是什么，该复合命题的值都是假的。</text:p>
      <text:p text:style-name="Text_20_body">则称该命题是<text:span text:style-name="T2">矛盾式</text:span>。</text:p>
      <text:p text:style-name="Text_20_body">如果一个命题既不是永真式，又不是矛盾式，则称其为<text:span text:style-name="T2">可能式</text:span>。</text:p>
      <text:p text:style-name="Text_20_body"/>
      <text:p text:style-name="Text_20_body">永真式： </text:p>
      <text:p text:style-name="Text_20_body"><draw:frame draw:style-name="fr1" draw:name="Object32" text:anchor-type="as-char" svg:y="-0.393cm" svg:width="1.393cm" svg:height="0.492cm" draw:z-index="38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矛盾式：</text:p>
      <text:p text:style-name="Text_20_body"><draw:frame draw:style-name="fr1" draw:name="Object36" text:anchor-type="as-char" svg:y="-0.393cm" svg:width="1.397cm" svg:height="0.492cm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h text:style-name="Heading_20_3" text:outline-level="3">1.2.2 逻辑等价</text:h>
      <text:h text:style-name="Heading_20_4" text:outline-level="4">定义 2 <text:s/>逻辑等价</text:h>
      <text:p text:style-name="Standard">p和q是复合命题， 如果<draw:frame draw:style-name="fr1" draw:name="Object37" text:anchor-type="as-char" svg:y="-0.393cm" svg:width="1.499cm" svg:height="0.492cm" draw:z-index="40"><draw:object xlink:href="./Object 37" xlink:type="simple" xlink:show="embed" xlink:actuate="onLoad"/><draw:image xlink:href="./ObjectReplacements/Object 37" xlink:type="simple" xlink:show="embed" xlink:actuate="onLoad"/></draw:frame>是永真式，可称p和q逻辑等价。</text:p>
      <text:p text:style-name="Text_20_body"><text:soft-page-break/>记号<draw:frame draw:style-name="fr1" draw:name="Object38" text:anchor-type="as-char" svg:y="-0.393cm" svg:width="1.224cm" svg:height="0.492cm" draw:z-index="41"><draw:object xlink:href="./Object 38" xlink:type="simple" xlink:show="embed" xlink:actuate="onLoad"/><draw:image xlink:href="./ObjectReplacements/Object 38" xlink:type="simple" xlink:show="embed" xlink:actuate="onLoad"/></draw:frame>表示p和q逻辑等价。</text:p>
      <text:p text:style-name="Text_20_body">判断逻辑等价的最基本的方式是真值表。</text:p>
      <text:p text:style-name="Text_20_body"/>
      <text:p text:style-name="Text_20_body">例子： 证明 <draw:frame draw:style-name="fr1" draw:name="Object57" text:anchor-type="as-char" svg:y="-0.393cm" svg:width="3.009cm" svg:height="0.515cm" draw:z-index="46"><draw:object xlink:href="./Object 57" xlink:type="simple" xlink:show="embed" xlink:actuate="onLoad"/><draw:image xlink:href="./ObjectReplacements/Object 57" xlink:type="simple" xlink:show="embed" xlink:actuate="onLoad"/></draw:frame>为永真式</text:p>
      <text:p text:style-name="Text_20_body"><draw:frame draw:style-name="fr1" draw:name="Object58" text:anchor-type="as-char" svg:y="-0.393cm" svg:width="18.276cm" svg:height="0.517cm" draw:z-index="1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1" draw:name="Object59" text:anchor-type="as-char" svg:y="-0.393cm" svg:width="6.943cm" svg:height="0.515cm" draw:z-index="18"><draw:object xlink:href="./Object 59" xlink:type="simple" xlink:show="embed" xlink:actuate="onLoad"/><draw:image xlink:href="./ObjectReplacements/Object 59" xlink:type="simple" xlink:show="embed" xlink:actuate="onLoad"/></draw:frame></text:p>
      <text:h text:style-name="Heading_20_2" text:outline-level="2">1.3 量词和谓词</text:h>
      <text:h text:style-name="Heading_20_3" text:outline-level="3">1.3.1 引言</text:h>
      <text:h text:style-name="Heading_20_4" text:outline-level="4">谓词</text:h>
      <text:p text:style-name="Text_20_body">对于含有变量的陈述句，如x &gt; 3， 可以分解成主语”x“， <text:s/>以及谓词”大于3”</text:p>
      <text:p text:style-name="Text_20_body">可以使用P(x)表示”x &gt; 3”, 其中P表示谓词“大于3”， 而x是变量。</text:p>
      <text:p text:style-name="Standard">也可以将P(x)称为命题函数P在x的值。</text:p>
      <text:p text:style-name="Standard"/>
      <text:p text:style-name="Standard"/>
      <text:p text:style-name="Standard">命题函数可能有多个变量</text:p>
      <text:p text:style-name="Standard">如x = y + 3, 可以使用Q(x, y)来表示。</text:p>
      <text:p text:style-name="Standard"/>
      <text:p text:style-name="Standard">涉及n个变量如<draw:frame draw:style-name="fr1" draw:name="Object60" text:anchor-type="as-char" svg:y="-0.393cm" svg:width="2.332cm" svg:height="0.563cm" draw:z-index="49"><draw:object xlink:href="./Object 60" xlink:type="simple" xlink:show="embed" xlink:actuate="onLoad"/><draw:image xlink:href="./ObjectReplacements/Object 60" xlink:type="simple" xlink:show="embed" xlink:actuate="onLoad"/></draw:frame>的命题可用<draw:frame draw:style-name="fr1" draw:name="Object61" text:anchor-type="as-char" svg:y="-0.393cm" svg:width="3.027cm" svg:height="0.563cm" draw:z-index="52"><draw:object xlink:href="./Object 61" xlink:type="simple" xlink:show="embed" xlink:actuate="onLoad"/><draw:image xlink:href="./ObjectReplacements/Object 61" xlink:type="simple" xlink:show="embed" xlink:actuate="onLoad"/><svg:desc>formula</svg:desc></draw:frame>来表示。</text:p>
      <text:p text:style-name="Standard"/>
      <text:h text:style-name="Heading_20_3" text:outline-level="3">1.3.2 <text:s/>量词</text:h>
      <text:h text:style-name="Heading_20_4" text:outline-level="4">定义1 全称量化</text:h>
      <text:p text:style-name="Text_20_body">P(x)的全称量化是命题“P(x)对x在其论域中的所有值都为真”。记为：</text:p>
      <text:p text:style-name="P1"><draw:frame draw:style-name="fr1" draw:name="对象1" text:anchor-type="as-char" svg:y="-0.388cm" svg:width="1.744cm" svg:height="0.51cm" draw:z-index="60"><draw:object xlink:href="./Object 62" xlink:type="simple" xlink:show="embed" xlink:actuate="onLoad"/><draw:image xlink:href="./ObjectReplacements/Object 62" xlink:type="simple" xlink:show="embed" xlink:actuate="onLoad"/></draw:frame></text:p>
      <text:p text:style-name="Text_20_body">读作”对于所有x, (或对于每个x)， P(x)”</text:p>
      <text:p text:style-name="Text_20_body"/>
      <text:p text:style-name="Text_20_body">当论域中所有元素可以列举成 <draw:frame draw:style-name="fr1" draw:name="对象3" text:anchor-type="as-char" svg:y="-0.377cm" svg:width="2.066cm" svg:height="0.533cm" draw:z-index="61"><draw:object xlink:href="./Object 64" xlink:type="simple" xlink:show="embed" xlink:actuate="onLoad"/><draw:image xlink:href="./ObjectReplacements/Object 64" xlink:type="simple" xlink:show="embed" xlink:actuate="onLoad"/></draw:frame>时，</text:p>
      <text:p text:style-name="Text_20_body"><draw:frame draw:style-name="fr1" draw:name="对象2" text:anchor-type="as-char" svg:y="-0.39cm" svg:width="6.634cm" svg:height="0.543cm" draw:z-index="62"><draw:object xlink:href="./Object 63" xlink:type="simple" xlink:show="embed" xlink:actuate="onLoad"/><draw:image xlink:href="./ObjectReplacements/Object 63" xlink:type="simple" xlink:show="embed" xlink:actuate="onLoad"/></draw:frame></text:p>
      <text:h text:style-name="Heading_20_4" text:outline-level="4">定义2 存在量化</text:h>
      <text:p text:style-name="Text_20_body">P(x)的存在量化是命题“论域中存在一个x使得P(x)为真”。记为：</text:p>
      <text:p text:style-name="P1"><draw:frame draw:style-name="fr1" draw:name="对象4" text:anchor-type="as-char" svg:y="-0.39cm" svg:width="1.699cm" svg:height="0.512cm" draw:z-index="63"><draw:object xlink:href="./Object 65" xlink:type="simple" xlink:show="embed" xlink:actuate="onLoad"/><draw:image xlink:href="./ObjectReplacements/Object 65" xlink:type="simple" xlink:show="embed" xlink:actuate="onLoad"/><svg:desc>公式</svg:desc></draw:frame></text:p>
      <text:p text:style-name="Text_20_body">读作”有一个x使得P(x)”</text:p>
      <text:p text:style-name="Text_20_body">”至少有一个x使得P(x)”</text:p>
      <text:p text:style-name="Text_20_body"><text:soft-page-break/>“对某个x, P(x)”</text:p>
      <text:p text:style-name="Text_20_body"/>
      <text:p text:style-name="Text_20_body">当论域中所有元素可以列举成 <draw:frame draw:style-name="fr1" draw:name="对象5" text:anchor-type="as-char" svg:y="-0.377cm" svg:width="2.066cm" svg:height="0.533cm" draw:z-index="64"><draw:object xlink:href="./Object 66" xlink:type="simple" xlink:show="embed" xlink:actuate="onLoad"/><draw:image xlink:href="./ObjectReplacements/Object 66" xlink:type="simple" xlink:show="embed" xlink:actuate="onLoad"/><svg:desc>公式</svg:desc></draw:frame>时，</text:p>
      <text:p text:style-name="Text_20_body"><draw:frame draw:style-name="fr1" draw:name="对象6" text:anchor-type="as-char" svg:y="-0.39cm" svg:width="6.585cm" svg:height="0.543cm" draw:z-index="65"><draw:object xlink:href="./Object 67" xlink:type="simple" xlink:show="embed" xlink:actuate="onLoad"/><draw:image xlink:href="./ObjectReplacements/Object 67" xlink:type="simple" xlink:show="embed" xlink:actuate="onLoad"/><svg:desc>公式</svg:desc></draw:frame></text:p>
      <text:p text:style-name="Text_20_body"/>
      <table:table table:name="Table5_量词" table:style-name="Table5_5f_量词">
        <table:table-column table:style-name="Table5_5f_量词.A" table:number-columns-repeated="3"/>
        <table:table-row>
          <table:table-cell table:style-name="Table5_5f_量词.A1" office:value-type="string">
            <text:p text:style-name="Table_20_Contents">量词</text:p>
          </table:table-cell>
          <table:table-cell table:style-name="Table5_5f_量词.A1" office:value-type="string">
            <text:p text:style-name="Table_20_Contents">何时为真</text:p>
          </table:table-cell>
          <table:table-cell table:style-name="Table5_5f_量词.A1" office:value-type="string">
            <text:p text:style-name="Table_20_Contents">何时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1" draw:name="对象7" text:anchor-type="as-char" svg:y="-0.39cm" svg:width="1.748cm" svg:height="0.512cm" draw:z-index="66"><draw:object xlink:href="./Object 68" xlink:type="simple" xlink:show="embed" xlink:actuate="onLoad"/><draw:image xlink:href="./ObjectReplacements/Object 68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对于论域中每一个x, P(x)都为真时</text:p>
          </table:table-cell>
          <table:table-cell table:style-name="Table5_5f_量词.A1" office:value-type="string">
            <text:p text:style-name="Table_20_Contents">只有论域中有一个x使得P(x)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1" draw:name="对象8" text:anchor-type="as-char" svg:y="-0.39cm" svg:width="1.699cm" svg:height="0.512cm" draw:z-index="67"><draw:object xlink:href="./Object 69" xlink:type="simple" xlink:show="embed" xlink:actuate="onLoad"/><draw:image xlink:href="./ObjectReplacements/Object 69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只要论域中有一个x使得P(x)为真</text:p>
          </table:table-cell>
          <table:table-cell table:style-name="Table5_5f_量词.A1" office:value-type="string">
            <text:p text:style-name="Table_20_Contents">对于论域中所有的x, <text:s/>P(x)都为假</text:p>
          </table:table-cell>
        </table:table-row>
      </table:table>
      <text:p text:style-name="Text_20_body"/>
      <text:p text:style-name="Text_20_body">可使用循环搜索的方式来判断量词的真假</text:p>
      <text:p text:style-name="Text_20_body"/>
      <text:h text:style-name="Heading_20_3" text:outline-level="3">1.3.3 翻译语句为逻辑表达式</text:h>
      <text:h text:style-name="Heading_20_4" text:outline-level="4">要点1： 搞清楚名词，以及名词的论域</text:h>
      <text:h text:style-name="Heading_20_4" text:outline-level="4">要点2：名词之间的关系（谓词），谓词之间的关系（and, or, 蕴含）</text:h>
      <text:p text:style-name="Text_20_body">容易混淆and关系和蕴含关系。</text:p>
      <text:p text:style-name="Standard"/>
      <text:p text:style-name="Standard">经验：对于存在量化，要慎重使用蕴含。</text:p>
      <text:p text:style-name="Standard"><text:tab/> <text:s text:c="4"/>对于全称量化，要慎重使用and。</text:p>
      <text:p text:style-name="Text_20_body"/>
      <text:p text:style-name="Text_20_body">例子：每个人恰好有一个最好的朋友。</text:p>
      <text:p text:style-name="Text_20_body">解： 令变量x, y, z的论域为所有人的集合。 B(x, y) 表示x和y是最好的朋友</text:p>
      <text:p text:style-name="Text_20_body">分解问题： </text:p>
      <text:p text:style-name="Text_20_body">1 每个人都有一个最好的朋友</text:p>
      <text:p text:style-name="Text_20_body"><draw:frame draw:style-name="fr1" draw:name="对象9" text:anchor-type="as-char" svg:y="-0.39cm" svg:width="2.835cm" svg:height="0.512cm" draw:z-index="68"><draw:object xlink:href="./Object 70" xlink:type="simple" xlink:show="embed" xlink:actuate="onLoad"/><draw:image xlink:href="./ObjectReplacements/Object 70" xlink:type="simple" xlink:show="embed" xlink:actuate="onLoad"/></draw:frame></text:p>
      <text:p text:style-name="Text_20_body">2 而且这个最好的朋友是唯一的</text:p>
      <text:p text:style-name="Text_20_body">如果z不是y, z则不是x的最好朋友</text:p>
      <text:p text:style-name="Text_20_body"><draw:frame draw:style-name="fr1" draw:name="对象10" text:anchor-type="as-char" svg:y="-0.39cm" svg:width="7.274cm" svg:height="0.512cm" draw:z-index="69"><draw:object xlink:href="./Object 71" xlink:type="simple" xlink:show="embed" xlink:actuate="onLoad"/><draw:image xlink:href="./ObjectReplacements/Object 71" xlink:type="simple" xlink:show="embed" xlink:actuate="onLoad"/><svg:desc>公式</svg:desc></draw:frame></text:p>
      <text:p text:style-name="Text_20_body"/>
      <text:p text:style-name="Text_20_body">例子： 有一位妇女乘坐过世界上每一条航线的航班</text:p>
      <text:p text:style-name="Text_20_body">找名词主语： 妇女, 航线， 航班 (w, a, f)</text:p>
      <text:p text:style-name="Text_20_body">找主语之间的关系，形成谓词： 妇女乘坐航班， 航班属于航线</text:p>
      <text:p text:style-name="Text_20_body"><text:soft-page-break/><text:tab/>P(w, f), <text:s text:c="2"/>Q(f, a)</text:p>
      <text:p text:style-name="Text_20_body"><draw:frame draw:style-name="fr1" draw:name="对象11" text:anchor-type="as-char" svg:y="-0.39cm" svg:width="5.756cm" svg:height="0.512cm" draw:z-index="70"><draw:object xlink:href="./Object 72" xlink:type="simple" xlink:show="embed" xlink:actuate="onLoad"/><draw:image xlink:href="./ObjectReplacements/Object 72" xlink:type="simple" xlink:show="embed" xlink:actuate="onLoad"/><svg:desc>公式</svg:desc></draw:frame></text:p>
      <text:p text:style-name="Text_20_body">例子： 所有的狮子都是凶猛的， 有些狮子不喝咖啡，有些凶猛的动物不喝咖啡</text:p>
      <text:p text:style-name="Text_20_body">x的论域是所有的动物， P(x)表示x是狮子， Q(x)表示x是凶猛的， R(x)表示和咖啡</text:p>
      <text:p text:style-name="Text_20_body"><draw:frame draw:style-name="fr1" draw:name="对象12" text:anchor-type="as-char" svg:y="-0.39cm" svg:width="3.383cm" svg:height="0.512cm" draw:z-index="71"><draw:object xlink:href="./Object 73" xlink:type="simple" xlink:show="embed" xlink:actuate="onLoad"/><draw:image xlink:href="./ObjectReplacements/Object 73" xlink:type="simple" xlink:show="embed" xlink:actuate="onLoad"/></draw:frame></text:p>
      <text:p text:style-name="Text_20_body"/>
      <text:p text:style-name="Text_20_body">有些狮子不喝咖啡</text:p>
      <text:p text:style-name="Text_20_body">错解：</text:p>
      <text:p text:style-name="Text_20_body"><draw:frame draw:style-name="fr1" draw:name="对象13" text:anchor-type="as-char" svg:y="-0.39cm" svg:width="3.582cm" svg:height="0.512cm" draw:z-index="72"><draw:object xlink:href="./Object 74" xlink:type="simple" xlink:show="embed" xlink:actuate="onLoad"/><draw:image xlink:href="./ObjectReplacements/Object 74" xlink:type="simple" xlink:show="embed" xlink:actuate="onLoad"/></draw:frame></text:p>
      <text:p text:style-name="Text_20_body">假设所有的动物包括两只狮子和一头牛，所有狮子都喝咖啡</text:p>
      <text:p text:style-name="Text_20_body">那么上述命题也是真的。</text:p>
      <text:p text:style-name="Text_20_body">正解：<draw:frame draw:style-name="fr1" draw:name="对象15" text:anchor-type="as-char" svg:y="-0.39cm" svg:width="3.498cm" svg:height="0.512cm" draw:z-index="73"><draw:object xlink:href="./Object 76" xlink:type="simple" xlink:show="embed" xlink:actuate="onLoad"/><draw:image xlink:href="./ObjectReplacements/Object 76" xlink:type="simple" xlink:show="embed" xlink:actuate="onLoad"/><svg:desc>公式</svg:desc></draw:frame></text:p>
      <text:p text:style-name="Standard"/>
      <text:p text:style-name="Standard"/>
      <text:h text:style-name="Heading_20_1" text:outline-level="1">附录A<text:tab/>TODO </text:h>
      <text:h text:style-name="Heading_20_2" text:outline-level="2">完成1.1, 1.2的练习</text:h>
      <text:h text:style-name="Heading_20_1" text:outline-level="1">附录B <text:tab/>参考公式</text:h>
      <text:h text:style-name="Heading_20_2" text:outline-level="2">逻辑等价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等价关系</text:p>
          </table:table-cell>
          <table:table-cell table:style-name="Table4.A1" office:value-type="string">
            <text:p text:style-name="Table_20_Contents">名称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4" text:anchor-type="as-char" svg:y="-0.393cm" svg:width="1.921cm" svg:height="0.492cm" draw:z-index="20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4.A1" office:value-type="string">
            <text:p text:style-name="Table_20_Contents">恒等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5" text:anchor-type="as-char" svg:y="-0.393cm" svg:width="1.949cm" svg:height="0.492cm" draw:z-index="2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6" text:anchor-type="as-char" svg:y="-0.393cm" svg:width="1.969cm" svg:height="0.492cm" draw:z-index="2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支配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7" text:anchor-type="as-char" svg:y="-0.393cm" svg:width="2.02cm" svg:height="0.492cm" draw:z-index="2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8" text:anchor-type="as-char" svg:y="-0.393cm" svg:width="3.272cm" svg:height="0.492cm" draw:z-index="42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4.A1" office:value-type="string">
            <text:p text:style-name="Table_20_Contents">幂等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1" text:anchor-type="as-char" svg:y="-0.393cm" svg:width="2.215cm" svg:height="0.492cm" draw:z-index="43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6" text:anchor-type="as-char" svg:y="-0.393cm" svg:width="2.191cm" svg:height="0.492cm" draw:z-index="44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9" text:anchor-type="as-char" svg:y="-0.393cm" svg:width="2.076cm" svg:height="0.515cm" draw:z-index="45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4.A1" office:value-type="string">
            <text:p text:style-name="Table_20_Contents">双非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0" text:anchor-type="as-char" svg:y="-0.393cm" svg:width="2.489cm" svg:height="0.492cm" draw:z-index="47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4.A1" office:value-type="string">
            <text:p text:style-name="Table_20_Contents">交换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1" text:anchor-type="as-char" svg:y="-0.393cm" svg:width="2.494cm" svg:height="0.492cm" draw:z-index="48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2" text:anchor-type="as-char" svg:y="-0.393cm" svg:width="4.3cm" svg:height="0.515cm" draw:z-index="50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4.A1" office:value-type="string">
            <text:p text:style-name="Table_20_Contents">结合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3" text:anchor-type="as-char" svg:y="-0.393cm" svg:width="4.3cm" svg:height="0.515cm" draw:z-index="51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4" text:anchor-type="as-char" svg:y="-0.393cm" svg:width="5.218cm" svg:height="0.515cm" draw:z-index="53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4.A1" office:value-type="string">
            <text:p text:style-name="Table_20_Contents">分配率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5" text:anchor-type="as-char" svg:y="-0.393cm" svg:width="5.218cm" svg:height="0.515cm" draw:z-index="54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p text:style-name="Text_20_body">德摩根定律：</text:p>
      <text:p text:style-name="Text_20_body"><draw:frame draw:style-name="fr1" draw:name="Object39" text:anchor-type="as-char" svg:y="-0.393cm" svg:width="3.607cm" svg:height="0.517cm" draw:z-index="55"><draw:object xlink:href="./Object 39" xlink:type="simple" xlink:show="embed" xlink:actuate="onLoad"/><draw:image xlink:href="./ObjectReplacements/Object 39" xlink:type="simple" xlink:show="embed" xlink:actuate="onLoad"/></draw:frame>推广： <draw:frame draw:style-name="fr1" draw:name="Object42" text:anchor-type="as-char" svg:y="-0.393cm" svg:width="7.662cm" svg:height="0.563cm" draw:z-index="56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text:soft-page-break/><draw:frame draw:style-name="fr1" draw:name="Object40" text:anchor-type="as-char" svg:y="-0.393cm" svg:width="3.607cm" svg:height="0.517cm" draw:z-index="57"><draw:object xlink:href="./Object 40" xlink:type="simple" xlink:show="embed" xlink:actuate="onLoad"/><draw:image xlink:href="./ObjectReplacements/Object 40" xlink:type="simple" xlink:show="embed" xlink:actuate="onLoad"/><svg:desc>formula</svg:desc></draw:frame>推广：<draw:frame draw:style-name="fr1" draw:name="Object43" text:anchor-type="as-char" svg:y="-0.393cm" svg:width="7.662cm" svg:height="0.563cm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Text_20_body">把反号移动到括号中后，括号中的所有逻辑表达式变反，所有and 和 or 变成其反。</text:p>
      <text:p text:style-name="Text_20_body">可以认为对于符号and, 其反是or。or其反是and。</text:p>
      <text:p text:style-name="Text_20_body"/>
      <text:p text:style-name="Text_20_body"><draw:frame draw:style-name="fr1" draw:name="Object29" text:anchor-type="as-char" svg:y="-0.393cm" svg:width="2.78cm" svg:height="0.492cm" draw:z-index="59"><draw:object xlink:href="./Object 29" xlink:type="simple" xlink:show="embed" xlink:actuate="onLoad"/><draw:image xlink:href="./ObjectReplacements/Object 29" xlink:type="simple" xlink:show="embed" xlink:actuate="onLoad"/><svg:desc>formula</svg:desc></draw:frame> : 可以想象把左箭头顺时针拧弯</text:p>
      <text:p text:style-name="Text_20_body"/>
      <text:h text:style-name="Heading_20_1" text:outline-level="1">附录C<text:tab/>工具集</text:h>
      <text:h text:style-name="Heading_20_2" text:outline-level="2">数数</text:h>
      <text:p text:style-name="Text_20_body">搞清楚上下文中名词的数量关系</text:p>
      <text:p text:style-name="Text_20_body">想好原点，零，0的含义</text:p>
      <text:p text:style-name="Text_20_body">想好终点的含义</text:p>
      <text:h text:style-name="Heading_20_2" text:outline-level="2">枚举法</text:h>
      <text:p text:style-name="Text_20_body">将论域中所有的元素都写出来</text:p>
      <text:p text:style-name="Text_20_body">列举所有的情况</text:p>
      <text:p text:style-name="Text_20_body">然后归类， 使想象时能够覆盖到每个类，每个元素</text:p>
      <text:h text:style-name="Heading_20_2" text:outline-level="2">树状图</text:h>
      <text:p text:style-name="Text_20_body">用于枚举不同的情况</text:p>
      <text:h text:style-name="Heading_20_2" text:outline-level="2">表格</text:h>
      <text:p text:style-name="Text_20_body">一维表格，二维表格， 三维表格</text:p>
      <text:p text:style-name="Text_20_body">使用坐标的时候，一定要画出原点。 一定要想好原点的意义。</text:p>
      <text:p text:style-name="Text_20_body">一定要画出终点。</text:p>
      <text:h text:style-name="Heading_20_2" text:outline-level="2">真值表</text:h>
      <text:p text:style-name="Text_20_body">判断逻辑等价的最基本的方式是真值表。</text:p>
      <text:h text:style-name="Heading_20_2" text:outline-level="2">循环搜索</text:h>
      <text:p text:style-name="Text_20_body">判断全称量化和存在量化</text:p>
      <text:h text:style-name="Heading_20_2" text:outline-level="2">分解问题</text:h>
      <text:p text:style-name="Text_20_body">将复杂的问题分解成多个简单的子问题，一个个解决</text:p>
      <text:h text:style-name="Heading_20_2" text:outline-level="2"><text:soft-page-break/>反向思考</text:h>
      <text:p text:style-name="Text_20_body">考虑所有东西的反</text:p>
      <text:h text:style-name="Heading_20_2" text:outline-level="2">简化</text:h>
      <text:p text:style-name="Text_20_body">将问题简化，3维向2维1维转化</text:p>
      <text:p text:style-name="Text_20_body"/>
      <text:h text:style-name="Heading_20_1" text:outline-level="1">附录D<text:tab/>错误集</text:h>
      <text:h text:style-name="Heading_20_2" text:outline-level="2">搞错了论域</text:h>
      <text:h text:style-name="Heading_20_2" text:outline-level="2">条件和结论的混淆</text:h>
      <text:p text:style-name="Text_20_body">例子：除非你已满16岁，否则只要你身高不足4英尺，就不能乘坐公园滑行铁道。</text:p>
      <text:p text:style-name="Text_20_body">错解： s表示年满16岁，r表示身高大于等于4英尺，p表示能够乘坐公园滑行铁道</text:p>
      <text:p text:style-name="Text_20_body"/>
      <text:p text:style-name="Text_20_body">可以翻译如下：</text:p>
      <text:p text:style-name="Text_20_body">如果你未满16岁，( <text:span text:style-name="T2">那么</text:span>只要你身高不足4英尺，就不能乘坐公园滑行铁道)</text:p>
      <text:p text:style-name="Text_20_body"><draw:frame draw:style-name="fr1" draw:name="Object33" text:anchor-type="as-char" svg:y="-0.393cm" svg:width="2.847cm" svg:height="0.517cm" draw:z-index="27"><draw:object xlink:href="./Object 33" xlink:type="simple" xlink:show="embed" xlink:actuate="onLoad"/><draw:image xlink:href="./ObjectReplacements/Object 33" xlink:type="simple" xlink:show="embed" xlink:actuate="onLoad"/><svg:desc>formula</svg:desc></draw:frame>等价于：</text:p>
      <text:p text:style-name="Text_20_body"><draw:frame draw:style-name="fr1" draw:name="Object34" text:anchor-type="as-char" svg:y="-0.393cm" svg:width="2.028cm" svg:height="0.517cm" draw:z-index="28"><draw:object xlink:href="./Object 34" xlink:type="simple" xlink:show="embed" xlink:actuate="onLoad"/><draw:image xlink:href="./ObjectReplacements/Object 34" xlink:type="simple" xlink:show="embed" xlink:actuate="onLoad"/><svg:desc>formula</svg:desc></draw:frame>感觉不太好解释。</text:p>
      <text:p text:style-name="Text_20_body"/>
      <text:p text:style-name="Text_20_body">标准答案：</text:p>
      <text:p text:style-name="Text_20_body"><draw:frame draw:style-name="fr1" draw:name="Object35" text:anchor-type="as-char" svg:y="-0.393cm" svg:width="2.822cm" svg:height="0.517cm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Text_20_body">启示：先对句子进行正确的划分，找到重点。<text:span text:style-name="T2">搞清什么是条件，什么是结论。</text:span></text:p>
      <text:p text:style-name="Text_20_body">如果你未满16岁，( <text:span text:style-name="T2">那么</text:span>只要你身高不足4英尺，就不能乘坐公园滑行铁道)</text:p>
      <text:p text:style-name="Text_20_body">(如果你未满16岁，<text:span text:style-name="T2">而且</text:span>你身高不足4英尺)，就不能乘坐公园滑行铁道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22:06:16</meta:creation-date>
    <dc:date>2012-12-09T14:28:25</dc:date>
    <meta:editing-duration>PT11H14M</meta:editing-duration>
    <meta:editing-cycles>94</meta:editing-cycles>
    <meta:generator>OpenOffice.org/3.4.1$Unix OpenOffice.org_project/341m1$Build-9593</meta:generator>
    <meta:document-statistic meta:table-count="5" meta:image-count="0" meta:object-count="74" meta:page-count="8" meta:paragraph-count="233" meta:word-count="2496" meta:character-count="2947"/>
  </office:meta>
</office:document-meta>
</file>

<file path=Object 1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10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1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2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3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4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5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7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8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9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2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20/content.xml><?xml version="1.0" encoding="utf-8"?>
<math xmlns="http://www.w3.org/1998/Math/MathML">
  <semantics>
    <mrow>
      <mrow>
        <mi>q</mi>
        <mo stretchy="false">→</mo>
        <mi>p</mi>
      </mrow>
    </mrow>
    <annotation encoding="StarMath 5.0">q toward p</annotation>
  </semantics>
</math>
</file>

<file path=Object 21/content.xml><?xml version="1.0" encoding="utf-8"?>
<math xmlns="http://www.w3.org/1998/Math/MathML">
  <semantics>
    <mrow>
      <mrow>
        <mrow>
          <mo stretchy="false">¬</mo>
          <mi>q</mi>
        </mrow>
        <mo stretchy="false">→</mo>
        <mrow>
          <mo stretchy="false">¬</mo>
          <mi>p</mi>
        </mrow>
      </mrow>
    </mrow>
    <annotation encoding="StarMath 5.0">neg q toward neg p</annotation>
  </semantics>
</math>
</file>

<file path=Object 23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4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5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27/content.xml><?xml version="1.0" encoding="utf-8"?>
<math xmlns="http://www.w3.org/1998/Math/MathML">
  <semantics>
    <mrow>
      <mi>p</mi>
      <mo stretchy="false">←</mo>
      <mo stretchy="false">→</mo>
      <mrow>
        <mi>q</mi>
        <mo stretchy="false">=</mo>
        <mrow>
          <mo stretchy="false">¬</mo>
          <mrow>
            <mo stretchy="false">(</mo>
            <mrow>
              <mrow>
                <mi>p</mi>
                <mo stretchy="false">⊕</mo>
                <mi>q</mi>
              </mrow>
            </mrow>
            <mo stretchy="false">)</mo>
          </mrow>
        </mrow>
      </mrow>
    </mrow>
    <annotation encoding="StarMath 5.0">p leftarrow rightarrow q = neg(p oplus q)</annotation>
  </semantics>
</math>
</file>

<file path=Object 28/content.xml><?xml version="1.0" encoding="utf-8"?>
<math xmlns="http://www.w3.org/1998/Math/MathML">
  <semantics>
    <mrow>
      <mi>a</mi>
      <mo stretchy="false">→</mo>
      <mrow>
        <mo stretchy="false">(</mo>
        <mrow>
          <mrow>
            <mi>c</mi>
            <mo stretchy="false">∨</mo>
            <mrow>
              <mo stretchy="false">¬</mo>
              <mi>f</mi>
            </mrow>
          </mrow>
        </mrow>
        <mo stretchy="false">)</mo>
      </mrow>
    </mrow>
    <annotation encoding="StarMath 5.0">a rightarrow (c or neg f)</annotation>
  </semantics>
</math>
</file>

<file path=Object 29/content.xml><?xml version="1.0" encoding="utf-8"?>
<math xmlns="http://www.w3.org/1998/Math/MathML">
  <semantics>
    <mrow>
      <mrow>
        <mi>p</mi>
        <mo stretchy="false">→</mo>
        <mi>q</mi>
      </mrow>
      <mo stretchy="false">⇔</mo>
      <mrow>
        <mrow>
          <mo stretchy="false">¬</mo>
          <mi>p</mi>
        </mrow>
        <mo stretchy="false">∨</mo>
        <mi>q</mi>
      </mrow>
    </mrow>
    <annotation encoding="StarMath 5.0">p toward q dlrarrow neg p or q</annotation>
  </semantics>
</math>
</file>

<file path=Object 3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30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1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2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</mrow>
    <annotation encoding="StarMath 5.0">p or
 neg p</annotation>
  </semantics>
</math>
</file>

<file path=Object 33/content.xml><?xml version="1.0" encoding="utf-8"?>
<math xmlns="http://www.w3.org/1998/Math/MathML">
  <semantics>
    <mrow>
      <mrow>
        <mrow>
          <mo stretchy="false">¬</mo>
          <mi>s</mi>
        </mrow>
        <mo stretchy="false">→</mo>
        <mrow>
          <mo stretchy="false">(</mo>
          <mrow>
            <mrow>
              <mrow>
                <mo stretchy="false">¬</mo>
                <mi>r</mi>
              </mrow>
              <mo stretchy="false">→</mo>
              <mrow>
                <mo stretchy="false">¬</mo>
                <mi>p</mi>
              </mrow>
            </mrow>
          </mrow>
          <mo stretchy="false">)</mo>
        </mrow>
      </mrow>
    </mrow>
    <annotation encoding="StarMath 5.0">neg s toward (neg r toward neg p)</annotation>
  </semantics>
</math>
</file>

<file path=Object 34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→</mo>
              <mi>r</mi>
            </mrow>
          </mrow>
          <mo stretchy="false">)</mo>
        </mrow>
        <mo stretchy="false">→</mo>
        <mi>s</mi>
      </mrow>
    </mrow>
    <annotation encoding="StarMath 5.0">(p toward  r) toward s 
</annotation>
  </semantics>
</math>
</file>

<file path=Object 35/content.xml><?xml version="1.0" encoding="utf-8"?>
<math xmlns="http://www.w3.org/1998/Math/MathML">
  <semantics>
    <mrow>
      <mrow>
        <mrow>
          <mo stretchy="false">(</mo>
          <mrow>
            <mrow>
              <mrow>
                <mo stretchy="false">¬</mo>
                <mi>s</mi>
              </mrow>
              <mo stretchy="false">∧</mo>
              <mrow>
                <mo stretchy="false">¬</mo>
                <mi>r</mi>
              </mrow>
            </mrow>
          </mrow>
          <mo stretchy="false">)</mo>
        </mrow>
        <mo stretchy="false">→</mo>
        <mrow>
          <mo stretchy="false">¬</mo>
          <mi>p</mi>
        </mrow>
      </mrow>
    </mrow>
    <annotation encoding="StarMath 5.0">(neg s and neg r) toward neg p</annotation>
  </semantics>
</math>
</file>

<file path=Object 36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</mrow>
    <annotation encoding="StarMath 5.0">p and neg p</annotation>
  </semantics>
</math>
</file>

<file path=Object 37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38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3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 dlrarrow neg p and neg q</annotation>
  </semantics>
</math>
</file>

<file path=Object 4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40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 dlrarrow neg p or neg q</annotation>
  </semantics>
</math>
</file>

<file path=Object 41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  <mo stretchy="false">⇔</mo>
      <mi>F</mi>
    </mrow>
    <annotation encoding="StarMath 5.0">p and neg p dlrarrow F</annotation>
  </semantics>
</math>
</file>

<file path=Object 42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∨</mo>
                  <msub>
                    <mi>p</mi>
                    <mn>2</mn>
                  </msub>
                </mrow>
                <mo stretchy="false">∨</mo>
                <mn>...</mn>
              </mrow>
              <mo stretchy="false">∨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∧</mo>
            <mrow>
              <mo stretchy="false">¬</mo>
              <msub>
                <mi>p</mi>
                <mn>2</mn>
              </msub>
            </mrow>
          </mrow>
          <mo stretchy="false">∧</mo>
          <mn>...</mn>
        </mrow>
        <mo stretchy="false">∧</mo>
        <mrow>
          <mo stretchy="false">¬</mo>
          <msub>
            <mi>p</mi>
            <mi>n</mi>
          </msub>
        </mrow>
      </mrow>
    </mrow>
    <annotation encoding="StarMath 5.0">neg (p_1 or p_2 or ... or p_n) dlrarrow neg p_1 and neg p_2 and ... and neg p_n</annotation>
  </semantics>
</math>
</file>

<file path=Object 43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n>...</mn>
              </mrow>
              <mo stretchy="false">∧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∨</mo>
            <mrow>
              <mo stretchy="false">¬</mo>
              <msub>
                <mi>p</mi>
                <mn>2</mn>
              </msub>
            </mrow>
          </mrow>
          <mo stretchy="false">∨</mo>
          <mn>...</mn>
        </mrow>
        <mo stretchy="false">∨</mo>
        <mrow>
          <mo stretchy="false">¬</mo>
          <msub>
            <mi>p</mi>
            <mi>n</mi>
          </msub>
        </mrow>
      </mrow>
    </mrow>
    <annotation encoding="StarMath 5.0">neg (p_1 and p_2 and ... and p_n) dlrarrow neg p_1 or neg p_2 or ... or neg p_n</annotation>
  </semantics>
</math>
</file>

<file path=Object 44/content.xml><?xml version="1.0" encoding="utf-8"?>
<math xmlns="http://www.w3.org/1998/Math/MathML">
  <semantics>
    <mrow>
      <mrow>
        <mi>p</mi>
        <mo stretchy="false">∧</mo>
        <mi>T</mi>
      </mrow>
      <mo stretchy="false">⇔</mo>
      <mi>p</mi>
    </mrow>
    <annotation encoding="StarMath 5.0">p and T dlrarrow p</annotation>
  </semantics>
</math>
</file>

<file path=Object 45/content.xml><?xml version="1.0" encoding="utf-8"?>
<math xmlns="http://www.w3.org/1998/Math/MathML">
  <semantics>
    <mrow>
      <mrow>
        <mi>p</mi>
        <mo stretchy="false">∨</mo>
        <mi>F</mi>
      </mrow>
      <mo stretchy="false">⇔</mo>
      <mi>p</mi>
    </mrow>
    <annotation encoding="StarMath 5.0">p or F dlrarrow p</annotation>
  </semantics>
</math>
</file>

<file path=Object 46/content.xml><?xml version="1.0" encoding="utf-8"?>
<math xmlns="http://www.w3.org/1998/Math/MathML">
  <semantics>
    <mrow>
      <mrow>
        <mi>p</mi>
        <mo stretchy="false">∨</mo>
        <mi>T</mi>
      </mrow>
      <mo stretchy="false">⇔</mo>
      <mi>T</mi>
    </mrow>
    <annotation encoding="StarMath 5.0">p or T dlrarrow T</annotation>
  </semantics>
</math>
</file>

<file path=Object 47/content.xml><?xml version="1.0" encoding="utf-8"?>
<math xmlns="http://www.w3.org/1998/Math/MathML">
  <semantics>
    <mrow>
      <mrow>
        <mi>p</mi>
        <mo stretchy="false">∧</mo>
        <mi>F</mi>
      </mrow>
      <mo stretchy="false">⇔</mo>
      <mi>F</mi>
    </mrow>
    <annotation encoding="StarMath 5.0">p and F dlrarrow F</annotation>
  </semantics>
</math>
</file>

<file path=Object 48/content.xml><?xml version="1.0" encoding="utf-8"?>
<math xmlns="http://www.w3.org/1998/Math/MathML">
  <semantics>
    <mrow>
      <mrow>
        <mi>p</mi>
        <mo stretchy="false">∧</mo>
        <mi>p</mi>
      </mrow>
      <mo stretchy="false">⇔</mo>
      <mrow>
        <mi>p</mi>
        <mo stretchy="false">∨</mo>
        <mi>p</mi>
      </mrow>
      <mo stretchy="false">⇔</mo>
      <mi>p</mi>
    </mrow>
    <annotation encoding="StarMath 5.0">p and p dlrarrow p or p dlrarrow p</annotation>
  </semantics>
</math>
</file>

<file path=Object 4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o stretchy="false">¬</mo>
              <mi>p</mi>
            </mrow>
          </mrow>
          <mo stretchy="false">)</mo>
        </mrow>
      </mrow>
      <mo stretchy="false">⇔</mo>
      <mi>p</mi>
    </mrow>
    <annotation encoding="StarMath 5.0">neg (neg p) dlrarrow p</annotation>
  </semantics>
</math>
</file>

<file path=Object 5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50/content.xml><?xml version="1.0" encoding="utf-8"?>
<math xmlns="http://www.w3.org/1998/Math/MathML">
  <semantics>
    <mrow>
      <mrow>
        <mi>p</mi>
        <mo stretchy="false">∧</mo>
        <mi>q</mi>
      </mrow>
      <mo stretchy="false">⇔</mo>
      <mrow>
        <mi>q</mi>
        <mo stretchy="false">∧</mo>
        <mi>p</mi>
      </mrow>
    </mrow>
    <annotation encoding="StarMath 5.0">p and q dlrarrow q and p</annotation>
  </semantics>
</math>
</file>

<file path=Object 51/content.xml><?xml version="1.0" encoding="utf-8"?>
<math xmlns="http://www.w3.org/1998/Math/MathML">
  <semantics>
    <mrow>
      <mrow>
        <mi>p</mi>
        <mo stretchy="false">∨</mo>
        <mi>q</mi>
      </mrow>
      <mo stretchy="false">⇔</mo>
      <mrow>
        <mi>q</mi>
        <mo stretchy="false">∨</mo>
        <mi>p</mi>
      </mrow>
    </mrow>
    <annotation encoding="StarMath 5.0">p or q dlrarrow q or
 p</annotation>
  </semantics>
</math>
</file>

<file path=Object 52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∧</mo>
        <mi>r</mi>
      </mrow>
      <mo stretchy="false">⇔</mo>
      <mrow>
        <mi>p</mi>
        <mo stretchy="false">∧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</mrow>
    <annotation encoding="StarMath 5.0">(p and q) and r dlrarrow p and (q and r)</annotation>
  </semantics>
</math>
</file>

<file path=Object 53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∨</mo>
        <mi>r</mi>
      </mrow>
      <mo stretchy="false">⇔</mo>
      <mrow>
        <mi>p</mi>
        <mo stretchy="false">∨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</mrow>
    <annotation encoding="StarMath 5.0">(p or q) or r dlrarrow p or (q or r)</annotation>
  </semantics>
</math>
</file>

<file path=Object 54/content.xml><?xml version="1.0" encoding="utf-8"?>
<math xmlns="http://www.w3.org/1998/Math/MathML">
  <semantics>
    <mrow>
      <mrow>
        <mi>p</mi>
        <mo stretchy="false">∧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∧</mo>
              <mi>r</mi>
            </mrow>
          </mrow>
          <mo stretchy="false">)</mo>
        </mrow>
      </mrow>
    </mrow>
    <annotation encoding="StarMath 5.0">p and (q or r) dlrarrow (p and q) or (p and r)</annotation>
  </semantics>
</math>
</file>

<file path=Object 55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or (q and r) dlrarrow (p or q) and (p or r)</annotation>
  </semantics>
</math>
</file>

<file path=Object 56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  <mo stretchy="false">⇔</mo>
      <mi>T</mi>
    </mrow>
    <annotation encoding="StarMath 5.0">p or neg p dlrarrow T</annotation>
  </semantics>
</math>
</file>

<file path=Object 57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</mrow>
    <annotation encoding="StarMath 5.0">(p and q) toward (p or q)</annotation>
  </semantics>
</math>
</file>

<file path=Object 58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row>
            <mo stretchy="false">(</mo>
            <mrow>
              <mrow>
                <mi>p</mi>
                <mo stretchy="false">∧</mo>
                <mi>q</mi>
              </mrow>
            </mrow>
            <mo stretchy="false">)</mo>
          </mrow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p</mi>
                    <mo stretchy="false">∨</mo>
                    <mi>q</mi>
                  </mrow>
                </mrow>
                <mo stretchy="false">)</mo>
              </mrow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q</mi>
                    <mo stretchy="false">∨</mo>
                    <mi>p</mi>
                  </mrow>
                </mrow>
                <mo stretchy="false">)</mo>
              </mrow>
            </mrow>
          </mrow>
          <mo stretchy="false">)</mo>
        </mrow>
      </mrow>
      <mo stretchy="false">⇔</mo>
    </mrow>
    <annotation encoding="StarMath 5.0">(p and q) toward (p or q) dlrarrow

neg (p and q) or (p or q) dlrarrow

(neg p or neg q) or (p or q) dlrarrow
neg p or (neg q or (p or q)) dlrarrow
neg p or (neg q or (q or p)) dlrarrow
</annotation>
  </semantics>
</math>
</file>

<file path=Object 59/content.xml><?xml version="1.0" encoding="utf-8"?>
<math xmlns="http://www.w3.org/1998/Math/MathML">
  <semantics>
    <mrow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q</mi>
                  </mrow>
                </mrow>
                <mo stretchy="false">)</mo>
              </mrow>
              <mo stretchy="false">∨</mo>
              <mi>p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i>T</mi>
              <mo stretchy="false">∨</mo>
              <mi>p</mi>
            </mrow>
          </mrow>
          <mo stretchy="false">)</mo>
        </mrow>
      </mrow>
      <mo stretchy="false">⇔</mo>
      <mi>T</mi>
    </mrow>
    <annotation encoding="StarMath 5.0">neg p or ((neg q or q) or p) dlrarrow
neg p or (T or p) dlrarrow T</annotation>
  </semantics>
</math>
</file>

<file path=Object 6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60/content.xml><?xml version="1.0" encoding="utf-8"?>
<math xmlns="http://www.w3.org/1998/Math/MathML">
  <semantics>
    <mrow>
      <msub>
        <mi>x</mi>
        <mn>1,</mn>
      </msub>
      <msub>
        <mi>x</mi>
        <mn>2,.</mn>
      </msub>
      <mn>..</mn>
      <mi>,</mi>
      <msub>
        <mi>x</mi>
        <mi>n</mi>
      </msub>
    </mrow>
    <annotation encoding="StarMath 5.0">x_1,x_2,...,x_n</annotation>
  </semantics>
</math>
</file>

<file path=Object 61/content.xml><?xml version="1.0" encoding="utf-8"?>
<math xmlns="http://www.w3.org/1998/Math/MathML">
  <semantics>
    <mrow>
      <mi>P</mi>
      <mrow>
        <mo stretchy="false">(</mo>
        <mrow>
          <msub>
            <mi>x</mi>
            <mn>1,</mn>
          </msub>
          <msub>
            <mi>x</mi>
            <mn>2,.</mn>
          </msub>
          <mn>..</mn>
          <mi>,</mi>
          <msub>
            <mi>x</mi>
            <mi>n</mi>
          </msub>
        </mrow>
        <mo stretchy="false">)</mo>
      </mrow>
    </mrow>
    <annotation encoding="StarMath 5.0">P(x_1,x_2,...,x_n)</annotation>
  </semantics>
</math>
</file>

<file path=Object 62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3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∧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∧</mo>
          <mn>...</mn>
        </mrow>
        <mo stretchy="false">∧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forall x P(x) dlrarrow P(x_1) and p(x_2) and ... and p(x_n)</annotation>
  </semantics>
</math>
</file>

<file path=Object 64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5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66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7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∨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∨</mo>
          <mn>...</mn>
        </mrow>
        <mo stretchy="false">∨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exists x P(x) dlrarrow P(x_1) or p(x_2) or ... or p(x_n)</annotation>
  </semantics>
</math>
</file>

<file path=Object 68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9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7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70/content.xml><?xml version="1.0" encoding="utf-8"?>
<math xmlns="http://www.w3.org/1998/Math/MathML">
  <semantics>
    <mrow>
      <mo stretchy="false">∀</mo>
      <mi>x</mi>
      <mo stretchy="false">∃</mo>
      <mi>y</mi>
      <mi>B</mi>
      <mrow>
        <mo stretchy="false">(</mo>
        <mrow>
          <mi>x</mi>
          <mi>,</mi>
          <mi>y</mi>
        </mrow>
        <mo stretchy="false">)</mo>
      </mrow>
    </mrow>
    <annotation encoding="StarMath 5.0">forall x exists y B(x, y)</annotation>
  </semantics>
</math>
</file>

<file path=Object 71/content.xml><?xml version="1.0" encoding="utf-8"?>
<math xmlns="http://www.w3.org/1998/Math/MathML">
  <semantics>
    <mrow>
      <mo stretchy="false">∀</mo>
      <mi>x</mi>
      <mo stretchy="false">∃</mo>
      <mi>y</mi>
      <mrow>
        <mo stretchy="false">(</mo>
        <mrow>
          <mi>B</mi>
          <mrow>
            <mrow>
              <mo stretchy="false">(</mo>
              <mrow>
                <mi>x</mi>
                <mi>,</mi>
                <mi>y</mi>
              </mrow>
              <mo stretchy="false">)</mo>
            </mrow>
            <mo stretchy="false">∧</mo>
            <mo stretchy="false">∀</mo>
          </mrow>
          <mi>z</mi>
          <mrow>
            <mrow>
              <mo stretchy="false">(</mo>
              <mrow>
                <mrow>
                  <mi>z</mi>
                  <mo stretchy="false">≠</mo>
                  <mi>y</mi>
                </mrow>
              </mrow>
              <mo stretchy="false">)</mo>
            </mrow>
            <mo stretchy="false">→</mo>
            <mrow>
              <mo stretchy="false">¬</mo>
              <mi>B</mi>
            </mrow>
          </mrow>
          <mrow>
            <mo stretchy="false">(</mo>
            <mrow>
              <mi>x</mi>
              <mi>,</mi>
              <mi>z</mi>
            </mrow>
            <mo stretchy="false">)</mo>
          </mrow>
        </mrow>
        <mo stretchy="false">)</mo>
      </mrow>
    </mrow>
    <annotation encoding="StarMath 5.0">forall x exists y (B(x, y) and forall z (z &lt;&gt; y) toward neg B(x, z))</annotation>
  </semantics>
</math>
</file>

<file path=Object 72/content.xml><?xml version="1.0" encoding="utf-8"?>
<math xmlns="http://www.w3.org/1998/Math/MathML">
  <semantics>
    <mrow>
      <mo stretchy="false">∃</mo>
      <mi>w</mi>
      <mo stretchy="false">∀</mo>
      <mi>a</mi>
      <mo stretchy="false">∃</mo>
      <mi>f</mi>
      <mrow>
        <mo stretchy="false">(</mo>
        <mrow>
          <mi>P</mi>
          <mrow>
            <mrow>
              <mo stretchy="false">(</mo>
              <mrow>
                <mi>w</mi>
                <mi>,</mi>
                <mi>f</mi>
              </mrow>
              <mo stretchy="false">)</mo>
            </mrow>
            <mo stretchy="false">∧</mo>
            <mi>Q</mi>
          </mrow>
          <mrow>
            <mo stretchy="false">(</mo>
            <mrow>
              <mi>f</mi>
              <mi>,</mi>
              <mi>a</mi>
            </mrow>
            <mo stretchy="false">)</mo>
          </mrow>
        </mrow>
        <mo stretchy="false">)</mo>
      </mrow>
    </mrow>
    <annotation encoding="StarMath 5.0">exists w forall a exists f(P(w, f) and Q(f, a))</annotation>
  </semantics>
</math>
</file>

<file path=Object 73/content.xml><?xml version="1.0" encoding="utf-8"?>
<math xmlns="http://www.w3.org/1998/Math/MathML">
  <semantics>
    <mrow>
      <mo stretchy="false">∀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i>Q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forall x (P(x) toward Q(x))</annotation>
  </semantics>
</math>
</file>

<file path=Object 74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toward neg R(x))</annotation>
  </semantics>
</math>
</file>

<file path=Object 76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and neg R(x))</annotation>
  </semantics>
</math>
</file>

<file path=Object 8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9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